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eitplan</text:p>
      <text:list xml:id="list2811187471119570399" text:style-name="WWNum1">
        <text:list-item>
          <text:p text:style-name="P2">Initialisierungsphase</text:p>
          <text:list>
            <text:list-item>
              <text:p text:style-name="P2">Projektdefinition und Zielsetzung</text:p>
              <text:list>
                <text:list-item>
                  <text:p text:style-name="P2">Auftragsklärung<text:tab/><text:tab/>20.01.2025-21.01.2025</text:p>
                </text:list-item>
                <text:list-item>
                  <text:p text:style-name="P2">Definition des Projektumfangs <text:tab/><text:tab/>21.01.2025-22.01.2025</text:p>
                </text:list-item>
                <text:list-item>
                  <text:p text:style-name="P2">Anforderungsanalyse<text:tab/><text:tab/>23.01.2025-27.01.2025</text:p>
                </text:list-item>
                <text:list-item>
                  <text:p text:style-name="P2">Festlegen der Erfolgskriterien<text:tab/><text:tab/>23.01.2025-27.01.2025</text:p>
                </text:list-item>
              </text:list>
            </text:list-item>
            <text:list-item>
              <text:p text:style-name="P2">Festlegen der Methodik (Kanban)<text:tab/>23.01.2025-27.01.2025</text:p>
            </text:list-item>
          </text:list>
        </text:list-item>
        <text:list-item>
          <text:p text:style-name="P2">Planungsphase</text:p>
          <text:list>
            <text:list-item>
              <text:p text:style-name="P2">Projektstrukturierung</text:p>
              <text:list>
                <text:list-item>
                  <text:p text:style-name="P2">Arbeitspakete definieren<text:tab/>27.01.2025-31.01.2025</text:p>
                </text:list-item>
                <text:list-item>
                  <text:p text:style-name="P2">Projektstrukturplan erstellen<text:tab/>31.01.2025-09.02.2025</text:p>
                </text:list-item>
                <text:list-item>
                  <text:p text:style-name="P2">Bestimmung der Verantwortlichkeiten<text:tab/>31.01.2025-04.02.2025</text:p>
                </text:list-item>
              </text:list>
            </text:list-item>
            <text:list-item>
              <text:p text:style-name="P2">Projektdetailplanung</text:p>
              <text:list>
                <text:list-item>
                  <text:p text:style-name="P2">Zeitplan erstellen<text:tab/>09.02.2025-12.02.2025</text:p>
                </text:list-item>
                <text:list-item>
                  <text:p text:style-name="P2">Meilensteine festlegen<text:tab/><text:tab/>07.02.2025-09.02.2025</text:p>
                </text:list-item>
                <text:list-item>
                  <text:p text:style-name="P2">Ressourcenplan erstellen<text:tab/>09.02.2025-16.02.2025</text:p>
                </text:list-item>
              </text:list>
            </text:list-item>
          </text:list>
        </text:list-item>
        <text:list-item>
          <text:p text:style-name="P2">Durchführungsphase</text:p>
          <text:list>
            <text:list-item>
              <text:p text:style-name="P2">Projektbezogene Einarbeitung</text:p>
              <text:list>
                <text:list-item>
                  <text:p text:style-name="P2">Programmiersprache Golang <text:tab/><text:tab/>01.03.2025-13.04.2025</text:p>
                </text:list-item>
                <text:list-item>
                  <text:p text:style-name="P2">Einbindung von APIs<text:tab/><text:tab/>31.03.2025-06.04.2025</text:p>
                </text:list-item>
                <text:list-item>
                  <text:p text:style-name="P2">Einbindung von Datenbanken<text:tab/><text:tab/>31.03.2025-06.04.2025</text:p>
                </text:list-item>
                <text:list-item>
                  <text:p text:style-name="P2">Nährwertberechnung<text:tab/><text:tab/>24.03.2025-06.04.2025</text:p>
                </text:list-item>
                <text:list-item>
                  <text:p text:style-name="P2">Ernährungsarten<text:tab/><text:tab/>24.03.2025-06.04.2025</text:p>
                </text:list-item>
              </text:list>
            </text:list-item>
            <text:list-item>
              <text:p text:style-name="P2">Entwicklung der App</text:p>
              <text:list>
                <text:list-item>
                  <text:p text:style-name="P2">Technische Umsetzung</text:p>
                  <text:list>
                    <text:list-item>
                      <text:p text:style-name="P2">Anbindung der Datenbank zu Lebensmitteln über die API 13.04.-30.04.2025</text:p>
                    </text:list-item>
                    <text:list-item>
                      <text:p text:style-name="P2">Zugriff auf Kamera zum Barcodescannen 03.06.-09.06.2025</text:p>
                    </text:list-item>
                    <text:list-item>
                      <text:p text:style-name="P2">Lokale Speicherung der App-Daten 13.04.-20.04.2025</text:p>
                    </text:list-item>
                  </text:list>
                </text:list-item>
                <text:list-item>
                  <text:p text:style-name="P2"><text:soft-page-break/>Ernährungsbezogene Umsetzung</text:p>
                  <text:list>
                    <text:list-item>
                      <text:p text:style-name="P2">Abfrage für ein Userprofil<text:tab/>13.04.-16.04.2025</text:p>
                    </text:list-item>
                    <text:list-item>
                      <text:p text:style-name="P2">Profilmanagement<text:tab/>16.04.2025-23.04.2025</text:p>
                    </text:list-item>
                    <text:list-item>
                      <text:p text:style-name="P2">Nährwertberechnung und Algorithmen entwickeln 01.05-30.05.2025</text:p>
                    </text:list-item>
                    <text:list-item>
                      <text:p text:style-name="P2">Parameter unterschiedlicher Ernährungsarten festlegen 01.05.- 11.05.2025</text:p>
                    </text:list-item>
                    <text:list-item>
                      <text:p text:style-name="P2">Rezept- und Produktvorschläge <text:s/>19.05.-30.05.2025</text:p>
                    </text:list-item>
                    <text:list-item>
                      <text:p text:style-name="P2">Eintragung eigener Lebensmittel und Rezepte 19.05.-30.05.2025</text:p>
                    </text:list-item>
                    <text:list-item>
                      <text:p text:style-name="P2">Anmerkungen bei unpassenden Produkten 01.06.-09.06.2025</text:p>
                    </text:list-item>
                  </text:list>
                </text:list-item>
                <text:list-item>
                  <text:p text:style-name="P2">Konzept und Design entwerfen 05.04.-06.04.2025</text:p>
                </text:list-item>
                <text:list-item>
                  <text:p text:style-name="P2">Notizartige Einkaufslistenoption integrieren 26.05.-31.05.2025</text:p>
                </text:list-item>
                <text:list-item>
                  <text:p text:style-name="P2">Kompletter Testdurchlauf der gesamten App 09.06.-12.06.2025</text:p>
                </text:list-item>
              </text:list>
            </text:list-item>
            <text:list-item>
              <text:p text:style-name="P2">Projektsteuerung</text:p>
              <text:list>
                <text:list-item>
                  <text:p text:style-name="P2">Teamsitzung → einmal die Woche Sonntag</text:p>
                </text:list-item>
                <text:list-item>
                  <text:p text:style-name="P2">Soll-Ist-Vergleich → alle zwei Wochen Sonntag</text:p>
                </text:list-item>
              </text:list>
            </text:list-item>
          </text:list>
        </text:list-item>
        <text:list-item>
          <text:p text:style-name="P2">Abschlussphase</text:p>
          <text:list>
            <text:list-item>
              <text:p text:style-name="P2">Reflexion des Projektverlaufes 09.06.-11.06.2025</text:p>
            </text:list-item>
            <text:list-item>
              <text:p text:style-name="P2">Abschlussbericht erstellen (Ergebnisbeschreibung) 09.06.-11.06.2025</text:p>
            </text:list-item>
            <text:list-item>
              <text:p text:style-name="P2">Vorstellung des Projektergebnisses 11.06.-12.06.2025</text:p>
            </text:list-item>
            <text:list-item>
              <text:p text:style-name="P2">Abnahme der App 12.06.-13.06.2025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de" fo:country="DE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complex="Aptos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vingottfriedgaming@gmail.com</meta:initial-creator>
    <dc:creator>Daniel Schmal</dc:creator>
    <meta:editing-cycles>4</meta:editing-cycles>
    <meta:creation-date>2025-02-01T11:18:00</meta:creation-date>
    <dc:date>2025-02-04T20:39:27.13</dc:date>
    <meta:editing-duration>P0D</meta:editing-duration>
    <meta:generator>OpenOffice/4.1.15$Win32 OpenOffice.org_project/4115m2$Build-9813</meta:generator>
    <meta:document-statistic meta:table-count="0" meta:image-count="0" meta:object-count="0" meta:page-count="2" meta:paragraph-count="48" meta:word-count="214" meta:character-count="22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